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/>
      <style:text-properties officeooo:paragraph-rsid="001b4404"/>
    </style:style>
    <style:style style:name="P4" style:family="paragraph" style:parent-style-name="Standard">
      <style:paragraph-properties fo:line-height="100%"/>
      <style:text-properties officeooo:paragraph-rsid="00198a1f"/>
    </style:style>
    <style:style style:name="P5" style:family="paragraph" style:parent-style-name="Text_20_body">
      <style:text-properties officeooo:rsid="00175b6b" officeooo:paragraph-rsid="00175b6b"/>
    </style:style>
    <style:style style:name="P6" style:family="paragraph" style:parent-style-name="Text_20_body" style:list-style-name="L2">
      <style:paragraph-properties fo:line-height="100%" fo:text-align="justify" style:justify-single-word="false"/>
      <style:text-properties fo:font-weight="normal" officeooo:paragraph-rsid="001c6df4"/>
    </style:style>
    <style:style style:name="P7" style:family="paragraph" style:parent-style-name="Text_20_body" style:list-style-name="L2">
      <style:paragraph-properties fo:line-height="100%" fo:text-align="justify" style:justify-single-word="false"/>
      <style:text-properties officeooo:paragraph-rsid="001c6df4"/>
    </style:style>
    <style:style style:name="P8" style:family="paragraph" style:parent-style-name="Text_20_body" style:list-style-name="L2">
      <style:paragraph-properties fo:line-height="100%" fo:text-align="justify" style:justify-single-word="false"/>
      <style:text-properties officeooo:paragraph-rsid="001cbce5"/>
    </style:style>
    <style:style style:name="P9" style:family="paragraph" style:parent-style-name="Text_20_body">
      <style:paragraph-properties fo:line-height="100%" fo:text-align="justify" style:justify-single-word="false"/>
      <style:text-properties officeooo:paragraph-rsid="001c6df4"/>
    </style:style>
    <style:style style:name="P10" style:family="paragraph" style:parent-style-name="Text_20_body">
      <style:paragraph-properties fo:line-height="100%" fo:text-align="justify" style:justify-single-word="false"/>
      <style:text-properties officeooo:paragraph-rsid="001cbce5"/>
    </style:style>
    <style:style style:name="P11" style:family="paragraph" style:parent-style-name="Text_20_body" style:list-style-name="L1">
      <style:paragraph-properties fo:line-height="100%"/>
    </style:style>
    <style:style style:name="P12" style:family="paragraph" style:parent-style-name="Text_20_body" style:list-style-name="L1">
      <style:paragraph-properties fo:margin-top="0cm" fo:margin-bottom="0cm" loext:contextual-spacing="false" fo:line-height="100%"/>
    </style:style>
    <style:style style:name="T1" style:family="text">
      <style:text-properties officeooo:rsid="0015bfe7"/>
    </style:style>
    <style:style style:name="T2" style:family="text">
      <style:text-properties officeooo:rsid="00175b6b"/>
    </style:style>
    <style:style style:name="T3" style:family="text">
      <style:text-properties officeooo:rsid="00181ee4"/>
    </style:style>
    <style:style style:name="T4" style:family="text">
      <style:text-properties fo:font-weight="normal"/>
    </style:style>
    <style:style style:name="T5" style:family="text">
      <style:text-properties fo:font-weight="normal" officeooo:rsid="00181ee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8a1f"/>
    </style:style>
    <style:style style:name="T8" style:family="text">
      <style:text-properties fo:font-weight="normal" officeooo:rsid="001b4404"/>
    </style:style>
    <style:style style:name="T9" style:family="text">
      <style:text-properties fo:font-weight="normal" officeooo:rsid="001c6df4"/>
    </style:style>
    <style:style style:name="T10" style:family="text">
      <style:text-properties fo:font-weight="normal" officeooo:rsid="001cbce5"/>
    </style:style>
    <style:style style:name="T11" style:family="text">
      <style:text-properties fo:font-weight="bold" officeooo:rsid="00198a1f" style:font-weight-asian="bold" style:font-weight-complex="bold"/>
    </style:style>
    <style:style style:name="T12" style:family="text">
      <style:text-properties officeooo:rsid="00198a1f"/>
    </style:style>
    <style:style style:name="T13" style:family="text">
      <style:text-properties officeooo:rsid="001b4404"/>
    </style:style>
    <style:style style:name="T14" style:family="text">
      <style:text-properties fo:color="#111111" style:text-underline-style="none" fo:font-weight="normal"/>
    </style:style>
    <style:style style:name="T15" style:family="text">
      <style:text-properties officeooo:rsid="001cbce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1833146" text:style-name="L1">
        <text:list-item>
          <text:p text:style-name="P12"><text:bookmark text:name="yui_3_17_2_1_1565480346179_190"/>Nome: <text:s/>Lu<text:span text:style-name="T13">c</text:span>as Ruiz Hespanhol</text:p>
        </text:list-item>
        <text:list-item>
          <text:p text:style-name="P12">Empresa que trabalha: Fueled <text:span text:style-name="T2">( localizada no estados unidos, </text:span>New York<text:span text:style-name="T3">)</text:span></text:p>
        </text:list-item>
        <text:list-item>
          <text:p text:style-name="P12">Função desempenhada: <text:s/><text:span text:style-name="T1">Desenvolvedor mobile, web, pythonista e integrador da tecnologia.</text:span></text:p>
        </text:list-item>
        <text:list-item>
          <text:p text:style-name="P11">Tempo de experiência na área de software: <text:span text:style-name="T1">11 anos</text:span></text:p>
        </text:list-item>
      </text:list>
      <text:p text:style-name="P1"><text:span text:style-name="Strong_20_Emphasis">Perguntas:</text:span></text:p>
      <text:p text:style-name="P1"><text:span text:style-name="Strong_20_Emphasis">– Quais os principais problemas/desafios enfrentados no desenvolvimento de software?</text:span></text:p>
      <text:p text:style-name="P3"><text:span text:style-name="Strong_20_Emphasis"><text:span text:style-name="T5"><text:tab/>O desenvolvimento de </text:span></text:span><text:span text:style-name="Strong_20_Emphasis"><text:span text:style-name="T4">Software é uma área dinâmica e em constante mudança. O profissional precisa saber se adaptar a essas mudanças, pois as tecnologias evoluem constantemente e o profissional precisa estar sempre atualizado. As habilidades técnicas não são suficientes para quem trabalha em uma empresa que utilize </text:span></text:span><text:span text:style-name="Strong_20_Emphasis"><text:span text:style-name="T6">metodologias ágeis</text:span></text:span><text:span text:style-name="Strong_20_Emphasis"><text:span text:style-name="T4">. O comportamento conta muito. Trabalhar em equipes não é simples, pois quando colocamos várias pessoas com personalidades distintas para trabalhar juntas, é necessário gerir os conflitos e convergir as atividades para um objetivo comum. </text:span></text:span><text:span text:style-name="Strong_20_Emphasis"><text:span text:style-name="T5"><text:s/></text:span></text:span><text:span text:style-name="Strong_20_Emphasis"><text:span text:style-name="T7">Entretanto como é a abstração e complexidade do software? Lu</text:span></text:span><text:span text:style-name="Strong_20_Emphasis"><text:span text:style-name="T8">c</text:span></text:span><text:span text:style-name="Strong_20_Emphasis"><text:span text:style-name="T7">as disse “Quando se produz um software, ela tem uma natureza abstrata e complexa, e lidar com tamanha abstração e complexidade exige muita habilidade dos programadores À medida que um sistema cresce de tamanho, também cresce em complexidade, portanto, sem esforços de qualidade seria impossível manter ou evoluir o sistema. Por isso, é preciso gerenciar o crescimento para garantir que a complexidade não saia do controle da equipe. ”</text:span></text:span></text:p>
      <text:p text:style-name="P1"><text:span text:style-name="Strong_20_Emphasis"><text:span text:style-name="T7"/></text:span></text:p>
      <text:p text:style-name="P4"><text:span text:style-name="Strong_20_Emphasis"><text:span text:style-name="T12">– </text:span></text:span><text:span text:style-name="Strong_20_Emphasis"><text:span text:style-name="T11">Como é trabalhar em equipe para produzir software de qualidade?</text:span></text:span></text:p>
      <text:p text:style-name="P2"><text:span text:style-name="Strong_20_Emphasis"><text:span text:style-name="T7"><text:tab/>Cada pessoa tem sua personalidade e jeito de trabalho. Em um ambiente ágil é essencial trabalhar em equipe para garantir o sucesso de um projeto. Dessa forma, quando várias pessoas diferentes trabalham juntas (no caso ele é brasileiro, e trabalha num pais de outro mundo) em uma atividade tão complexa como o desenvolvimento de software é preciso haver esforços de gestão de equipes para mediar os conflitos e garantir a coesão dos esforços a um objetivo.</text:span></text:span></text:p>
      <text:p text:style-name="P2"><text:span text:style-name="Strong_20_Emphasis"/></text:p>
      <text:p text:style-name="P1"><text:span text:style-name="Strong_20_Emphasis">– Como eles buscam resolver /amenizar cada um destes problemas?</text:span></text:p>
      <text:p text:style-name="P9"><text:span text:style-name="Strong_20_Emphasis"><text:span text:style-name="T9"><text:tab/>No projeto, podemos fazer a </text:span></text:span><text:span text:style-name="Strong_20_Emphasis"><text:span text:style-name="T4"><text:s/></text:span></text:span><text:a xlink:type="simple" xlink:href="http://igti.com.br/blog/carreira-ti-arquitetura-software/" text:style-name="Internet_20_link" text:visited-style-name="Visited_20_Internet_20_Link"><text:span text:style-name="Strong_20_Emphasis"><text:span text:style-name="T14">arquitetura de um softwar</text:span></text:span></text:a><text:span text:style-name="Strong_20_Emphasis"><text:span text:style-name="T9">e já </text:span></text:span><text:span text:style-name="Strong_20_Emphasis"><text:span text:style-name="T4">definida como o conjunto de decisões que são tomadas ao longo do </text:span></text:span><text:span text:style-name="Strong_20_Emphasis"><text:span text:style-name="T9">tempo.</text:span></text:span><text:span text:style-name="Strong_20_Emphasis"><text:span text:style-name="T4"> Para tomar as melhores decisões os líderes técnicos utilizam modelos, que propiciam um bom ambiente para discutir as decisões, uma vez que abstraem os fatores irrelevantes e focam nas questões mais importantes. </text:span></text:span><text:span text:style-name="T4">Em alto nível, a arquitetura mostra como o sistema está organizado e como seus elementos interagem para atender os requisitos. Entretanto, </text:span><text:span text:style-name="T10">o </text:span><text:span text:style-name="T4">objetivo da etapa de implementação é produzir código que se tornará o software. Dessa forma, as atividades de implementação devem estar em grande sintonia com as outras atividades para garantir a produção software de qualidade. Os principais desafios da etapa de implementação são:</text:span></text:p>
      <text:list xml:id="list1042868436" text:style-name="L2">
        <text:list-item>
          <text:p text:style-name="P7"><text:span text:style-name="T10">Reduzir complexidade do código.</text:span></text:p>
        </text:list-item>
        <text:list-item>
          <text:p text:style-name="P6"><text:span text:style-name="T15">Preparar o código para futuras alterações.</text:span></text:p>
        </text:list-item>
        <text:list-item>
          <text:p text:style-name="P6">Construir para verificação e testes</text:p>
        </text:list-item>
        <text:list-item>
          <text:p text:style-name="P8"><text:span text:style-name="T4">Reuso de códig</text:span><text:span text:style-name="T10">o e uso de padrões de desenvolvimento.</text:span></text:p>
        </text:list-item>
      </text:list>
      <text:p text:style-name="P10"><text:span text:style-name="T10"><text:tab/>As atividades de testes é encontrar defeitos, e o desafio do programador é saber como encontrar os defeitos o mais rápido possível. Ja testes podem ser manuais ou automatizados. Para cada tipo de teste há várias estratégias possíveis, e é importante ter conhecimento para escolher a melhor estratégia para atingir os objetivos do projeto e não ultrapassar os limites do orçamento. <text:s/></text:span></text:p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20:40:39.766900350</meta:creation-date>
    <dc:date>2019-08-10T21:55:01.158546463</dc:date>
    <meta:editing-duration>PT1M9S</meta:editing-duration>
    <meta:editing-cycles>1</meta:editing-cycles>
    <meta:document-statistic meta:table-count="0" meta:image-count="0" meta:object-count="0" meta:page-count="1" meta:paragraph-count="16" meta:word-count="513" meta:character-count="3295" meta:non-whitespace-character-count="2793"/>
    <meta:generator>LibreOffice/6.0.7.3$Linux_X86_64 LibreOffice_project/00m0$Build-3</meta:generator>
  </office:meta>
</office:document-meta>
</file>